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092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Round 1 (160pt)</text:p>
          </table:table-cell>
          <table:table-cell office:value-type="string">
            <text:p>Round 2 (240pt)</text:p>
          </table:table-cell>
          <table:table-cell office:value-type="string">
            <text:p>Round 3</text:p>
          </table:table-cell>
          <table:table-cell office:value-type="string">
            <text:p>Round 4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Adam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  <table:table-cell table:number-columns-repeated="2"/>
          <table:table-cell table:formula="of:=SUM([.B2:.E2])" office:value-type="float" office:value="309">
            <text:p>309</text:p>
          </table:table-cell>
        </table:table-row>
        <table:table-row table:style-name="ro1">
          <table:table-cell office:value-type="string">
            <text:p>Colin</text:p>
          </table:table-cell>
          <table:table-cell office:value-type="float" office:value="151">
            <text:p>151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SUM([.B3:.E3])" office:value-type="float" office:value="291">
            <text:p>291</text:p>
          </table:table-cell>
        </table:table-row>
        <table:table-row table:style-name="ro1">
          <table:table-cell office:value-type="string">
            <text:p>Henry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table:number-columns-repeated="2"/>
          <table:table-cell table:formula="of:=SUM([.B4:.E4])" office:value-type="float" office:value="155">
            <text:p>155</text:p>
          </table:table-cell>
        </table:table-row>
        <table:table-row table:style-name="ro1">
          <table:table-cell office:value-type="string">
            <text:p>Shengnuo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2"/>
          <table:table-cell table:formula="of:=SUM([.B5:.E5])" office:value-type="float" office:value="140">
            <text:p>140</text:p>
          </table:table-cell>
        </table:table-row>
        <table:table-row table:style-name="ro1">
          <table:table-cell office:value-type="string">
            <text:p>Arthur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table:number-columns-repeated="2"/>
          <table:table-cell table:formula="of:=SUM([.B6:.E6])" office:value-type="float" office:value="135">
            <text:p>135</text:p>
          </table:table-cell>
        </table:table-row>
        <table:table-row table:style-name="ro1">
          <table:table-cell office:value-type="string">
            <text:p>Heet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SUM([.B7:.E7])" office:value-type="float" office:value="123">
            <text:p>123</text:p>
          </table:table-cell>
        </table:table-row>
        <table:table-row table:style-name="ro1">
          <table:table-cell office:value-type="string">
            <text:p>Abhishek</text:p>
          </table:table-cell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SUM([.B8:.E8])" office:value-type="float" office:value="110">
            <text:p>110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2:Sheet1.F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4">00/00/0000</text:date>, <text:time style:data-style-name="N2" text:time-value="0000-00-00T13:1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4T13:19:06</meta:creation-date>
    <meta:editing-duration>P0D</meta:editing-duration>
    <meta:editing-cycles>2</meta:editing-cycles>
    <meta:generator>LibreOffice/4.0.2.2$Linux_X86_64 LibreOffice_project/400m0$Build-2</meta:generator>
    <dc:date>2013-04-14T13:21:21</dc:date>
    <meta:document-statistic meta:table-count="1" meta:cell-count="33" meta:object-count="0"/>
  </office:meta>
</office:document-meta>
</file>